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" style:family="text">
      <style:text-properties fo:font-style="italic" style:text-underline-style="solid" style:text-underline-width="auto" style:text-underline-color="font-color" style:font-style-asian="italic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Use cases related to Search Catalog</text:span></text:p>
      <text:p text:style-name="Standard"><text:span text:style-name="T1"/></text:p>
      <text:p text:style-name="Standard">This use case describes how the User can search the e-store catalog.</text:p>
      <text:p text:style-name="Standard"><text:span text:style-name="T1"/></text:p>
      <text:p text:style-name="Standard"><text:span text:style-name="T1">Use Case № 1:</text:span> Search Catalog</text:p>
      <text:p text:style-name="Standard"><text:span text:style-name="T1">Primary Actor</text:span><text:span text:style-name="T3">:</text:span> User</text:p>
      <text:p text:style-name="Standard"><text:span text:style-name="T1">Pre Condition</text:span><text:span text:style-name="T3">:</text:span> <text:s/>The <text:span text:style-name="T2">Natural Milk</text:span> product web page is loaded</text:p>
      <text:p text:style-name="Standard"><text:span text:style-name="T1"/></text:p>
      <text:p text:style-name="Standard"/>
      <text:p text:style-name="Standard">This use case describes how the User can search the e-store catalog.</text:p>
      <text:p text:style-name="Standard"/>
      <text:p text:style-name="Standard">Desired condition: <text:tab/>User-friendly interface and fast searching speed.</text:p>
      <text:p text:style-name="Standard"><text:s text:c="25"/>User can find some specific product in catalog and add items to the cart successfully.</text:p>
      <text:p text:style-name="Standard"/>
      <text:p text:style-name="Standard">Post Conditions: </text:p>
      <text:p text:style-name="Standard">‘Product Screen’ displays items and corresponding list prices for the searched product. </text:p>
      <text:p text:style-name="Standard">Item Screen’ displays detailed information about an individual item for sale, including a photo, if one is available.</text:p>
      <text:p text:style-name="Standard">‘Cart Screen’ displays the various items added to the cart, the quantity and list price of each item and the Subtotal.</text:p>
      <text:p text:style-name="Standard"/>
      <text:p text:style-name="Standard"><text:span text:style-name="T1">Main scenario:</text:span></text:p>
      <text:p text:style-name="Standard"><text:tab/></text:p>
      <text:p text:style-name="Standard"><text:tab/>1. User enters text in text box next to Search button and clicks on Search button.</text:p>
      <text:p text:style-name="Standard"><text:tab/>2. System displays the matching text products.</text:p>
      <text:p text:style-name="Standard"><text:tab/>3. User clicks on the desired link. User can navigate back to the earlier pages if wishes.</text:p>
      <text:p text:style-name="Standard"><text:s/></text:p>
      <text:p text:style-name="P2">Alternate scenario:</text:p>
      <text:p text:style-name="Standard">1. If search returns no results, System displays the message “No matches found for the entered text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sislava Belishka</meta:initial-creator>
    <meta:creation-date>2016-04-19T00:04:00.15</meta:creation-date>
    <meta:document-statistic meta:table-count="0" meta:image-count="0" meta:object-count="0" meta:page-count="1" meta:paragraph-count="20" meta:word-count="188" meta:character-count="1154"/>
    <dc:date>2016-04-19T00:23:01.85</dc:date>
    <dc:creator>Desislava Belishka</dc:creator>
    <meta:editing-duration>PT19M1S</meta:editing-duration>
    <meta:editing-cycles>1</meta:editing-cycles>
    <meta:generator>OpenOffice/4.1.2$Win32 OpenOffice.org_project/412m3$Build-9782</meta:generator>
  </office:meta>
</office:document-meta>
</file>